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erif Pro" svg:font-family="'Source Serif Pro', serif"/>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Standard">
      <style:text-properties style:font-name="Times New Roman" fo:font-size="14pt" fo:font-weight="normal" style:font-size-asian="14pt" style:font-weight-asian="normal" style:font-size-complex="14pt" style:font-weight-complex="normal"/>
    </style:style>
    <style:style style:name="P3" style:family="paragraph" style:parent-style-name="Heading_20_1">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4" style:family="paragraph" style:parent-style-name="Text_20_body">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Heading_20_1">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6" style:family="paragraph" style:parent-style-name="Heading_20_1">
      <style:text-properties fo:font-variant="normal" fo:text-transform="none" style:font-name="apple-system" fo:font-size="30pt" fo:letter-spacing="normal" fo:font-style="normal" fo:font-weight="bold" style:font-weight-asian="normal" style:font-weight-complex="normal"/>
    </style:style>
    <style:style style:name="P7" style:family="paragraph" style:parent-style-name="Heading_20_1">
      <style:text-properties fo:font-variant="normal" fo:text-transform="none" style:font-name="Times New Roman" fo:font-size="14pt" fo:letter-spacing="normal" fo:font-style="normal" fo:font-weight="bold" style:font-size-asian="14pt" style:font-weight-asian="normal" style:font-size-complex="14pt" style:font-weight-complex="normal"/>
    </style:style>
    <style:style style:name="P8" style:family="paragraph" style:parent-style-name="Standard">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Standard" style:list-style-name="L1">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10" style:family="paragraph" style:parent-style-name="Standard" style:list-style-name="L2">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11" style:family="paragraph" style:parent-style-name="Standard" style:list-style-name="L3">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12" style:family="paragraph" style:parent-style-name="Text_20_body">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13" style:family="paragraph" style:parent-style-name="Text_20_body" style:list-style-name="L4">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Text_20_body" style:list-style-name="L5">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15" style:family="paragraph" style:parent-style-name="Text_20_body">
      <style:text-properties fo:font-variant="normal" fo:text-transform="none" style:font-name="apple-system" fo:font-size="30pt" fo:letter-spacing="normal" fo:font-style="normal" fo:font-weight="normal" style:font-weight-asian="normal" style:font-weight-complex="normal"/>
    </style:style>
    <style:style style:name="P16" style:family="paragraph" style:parent-style-name="Text_20_body" style:list-style-name="L4"/>
    <style:style style:name="P17" style:family="paragraph" style:parent-style-name="Text_20_body">
      <style:text-properties fo:font-weight="normal" style:font-weight-asian="normal" style:font-weight-complex="normal"/>
    </style:style>
    <style:style style:name="T1" style:family="text">
      <style:text-properties fo:font-variant="normal" fo:text-transform="none" style:font-name="Source Serif Pro" fo:font-size="15pt" fo:letter-spacing="normal" fo:font-style="normal"/>
    </style:style>
    <style:style style:name="T2" style:family="text">
      <style:text-properties fo:font-variant="normal" fo:text-transform="none" style:font-name="Source Serif Pro" fo:font-size="15pt" fo:letter-spacing="normal" fo:font-style="normal" fo:font-weight="normal"/>
    </style:style>
    <style:style style:name="T3" style:family="text">
      <style:text-properties fo:font-variant="normal" fo:text-transform="none" style:font-name="Source Serif Pro" fo:font-size="15pt" fo:letter-spacing="normal" fo:font-style="normal" fo:font-weight="bold" style:font-weight-asian="bold" style:font-weight-complex="bold"/>
    </style:style>
    <style:style style:name="T4" style:family="text">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T5" style:family="text">
      <style:text-properties style:font-name="Source Serif Pro" fo:font-size="15pt"/>
    </style:style>
    <style:style style:name="T6" style:family="text">
      <style:text-properties fo:color="#2222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ameDev Protips: 5 Basic Yet Highly Effective Marketing Strategies</text:h>
      <text:p text:style-name="P2"><text:tab/></text:p>
      <text:p text:style-name="P2"><text:tab/>Canale de promovare: Facebook, Twitter, Instagram, Youtube pe care postez cat de des posibil. Musai sa am site. Postez work in progress, behind the scenes, CONCEPT ART, etc.</text:p>
      <text:p text:style-name="P2"/>
      <text:p text:style-name="P2"><text:tab/>Trebuie sa am un logo atragator si culori faine, pe care sa le pastrez pe toate mediile de promovare.</text:p>
      <text:p text:style-name="P2"/>
      <text:p text:style-name="P2"><text:tab/>Contactez bloggeri, vloggeri, jurnalisti de specialitate, site-uri de specialitate, etc.</text:p>
      <text:p text:style-name="P2"/>
      <text:h text:style-name="P3" text:outline-level="1">GameDev Protips: How To Break Into The Games Industry Without A Recruiter</text:h>
      <text:p text:style-name="P4"/>
      <text:p text:style-name="P1"><text:tab/>Ca sa pot sa obtin un job in industrie, trebuie sa am jocuri faine lansate. Calitatea muncii va veni odata cu experienta. Daca am un portofliu OK, ofertele vor veni de la sine.</text:p>
      <text:p text:style-name="P1"/>
      <text:h text:style-name="P5" text:outline-level="1">A Super Actionable 10-Step Guide On How To Market Your Indie Game</text:h>
      <text:p text:style-name="P1"><text:tab/>Trebuie sa am un plan:</text:p>
      <text:list xml:id="list1349493586904047232" text:style-name="L1">
        <text:list-item>
          <text:p text:style-name="P9">stiu exact unde vreau sa ajung</text:p>
        </text:list-item>
        <text:list-item>
          <text:p text:style-name="P9">axez marketingul numai pe ceea ce functioneaza</text:p>
        </text:list-item>
        <text:list-item>
          <text:p text:style-name="P9">imi investesc timpul numai in acele strategii care functioneaza</text:p>
        </text:list-item>
        <text:list-item>
          <text:p text:style-name="P9">colectez date si iau decizii bazate pe acele date</text:p>
        </text:list-item>
      </text:list>
      <text:p text:style-name="P1"/>
      <text:p text:style-name="P1"><text:tab/>Cei 10 pasi:</text:p>
      <text:list xml:id="list218298829329470559" text:style-name="L2">
        <text:list-item>
          <text:p text:style-name="P10">stabilesc un target pe 3 luni cu cifre clare (in 3 luni vreau sa am 3000 de followeri)</text:p>
        </text:list-item>
        <text:list-item>
          <text:p text:style-name="P10">sa am idee claae asupra publicului tinta</text:p>
        </text:list-item>
        <text:list-item>
          <text:p text:style-name="P10">creez 10 strategii pe care vreau sa le folosesc pentru a atunge scopul (contactez oameni pe facebook, apoi creez o pagina de fb si anunturi platite, apoi etc)</text:p>
        </text:list-item>
        <text:list-item>
          <text:p text:style-name="P10">sortez lista de trategii dupa impactul asupra scopului</text:p>
        </text:list-item>
        <text:list-item>
          <text:p text:style-name="P10">practic prima strategia din lista timp de 7 zile</text:p>
        </text:list-item>
        <text:list-item>
          <text:p text:style-name="P10">in fiecare zi monitorizez rezultatele strategiei</text:p>
        </text:list-item>
        <text:list-item>
          <text:p text:style-name="P10">in a doua saptamana investesc 80% din timp aplicand a doua strategie si 20% aplicand prima strategie</text:p>
        </text:list-item>
        <text:list-item>
          <text:p text:style-name="P10">la sfarsitul celor 2 saptamani evaluez ce strategie a fost cea mai eficienta</text:p>
        </text:list-item>
        <text:list-item>
          <text:p text:style-name="P10">investesc 80% din timp aplicand strategia care s-a dovedit a fi cea mai eficienta si 20% aplicand a treia strategie. Cea din primele doua care nu a avut succes nu o mai aplic deloc</text:p>
        </text:list-item>
        <text:list-item>
          <text:p text:style-name="P10"><text:s/>repet procesul timp de 3 luni</text:p>
        </text:list-item>
      </text:list>
      <text:h text:style-name="P5" text:outline-level="1"><text:soft-page-break/>Here are 7 Marketing Tactics for Indie Game Developers with Zero Marketing Budget</text:h>
      <text:list xml:id="list8633117844262558528" text:style-name="L3">
        <text:list-item>
          <text:p text:style-name="P11">Postez povestea mea pe forumuri si grupuri. NU incep cu "Salut, incearca jocul asta!"</text:p>
        </text:list-item>
        <text:list-item>
          <text:p text:style-name="P11">Lansez un trailer pe social media cu hashtaguri si fac cate o pagina de FB pentru fiecare joc.</text:p>
        </text:list-item>
        <text:list-item>
          <text:p text:style-name="P11">Daca am un blog de developer il updatez continuu, daca nu CREEZ UNUL IMEDIAT!</text:p>
        </text:list-item>
        <text:list-item>
          <text:p text:style-name="P11">Contactez media: youtuberi, bloggeri, vloggeri, etc</text:p>
        </text:list-item>
        <text:list-item>
          <text:p text:style-name="P11">Postez si pe forumurile de nisa</text:p>
        </text:list-item>
        <text:list-item>
          <text:p text:style-name="P11">Contactez si alti devi si ii intreb daca sunt dispusi sa faca cross-promotion</text:p>
        </text:list-item>
        <text:list-item>
          <text:p text:style-name="P11">Intru pe Twitter si contactez youtuberii cu peste 1000 de followeri si alti influenceri</text:p>
        </text:list-item>
      </text:list>
      <text:p text:style-name="P1"/>
      <text:h text:style-name="P7" text:outline-level="1">Here are six easy ways to use Twitter to market your indie game</text:h>
      <text:list xml:id="list8728885805796171085" text:style-name="L4">
        <text:list-item>
          <text:p text:style-name="P13">Creez o lista de cateva grupuri de oameni, pe categorii (potentiali clienti, influenceri, etc.) si incep sa-i contactez oferindu-le o sansa de win-win</text:p>
        </text:list-item>
        <text:list-item>
          <text:p text:style-name="P16"><text:span text:style-name="T4">Folosesc </text:span><text:span text:style-name="T2">SocialRank.com pentru a gasi si contacta influenceri</text:span></text:p>
        </text:list-item>
        <text:list-item>
          <text:p text:style-name="P16"><text:span text:style-name="T2">Raspund zilnic la tweeturi, si-mi creez si alte obieceiuri </text:span></text:p>
        </text:list-item>
        <text:list-item>
          <text:p text:style-name="P16"><text:span text:style-name="T2">Colaborez cu altii, nu stau de unul singur</text:span></text:p>
        </text:list-item>
        <text:list-item>
          <text:p text:style-name="P16"><text:span text:style-name="T2">Optimizez tweeturile, si pagina jocului</text:span></text:p>
        </text:list-item>
        <text:list-item>
          <text:p text:style-name="P16"><text:span text:style-name="T2">NU POSTEZ NICIODATA MIZERII. RAMAN PE FELIA MEA!!!!</text:span></text:p>
        </text:list-item>
      </text:list>
      <text:h text:style-name="Heading_20_1" text:outline-level="1"><text:span text:style-name="T3">GameDev Protips: How To Sell More Copies Of Your Indie Gam</text:span><text:span text:style-name="T2">e</text:span></text:h>
      <text:p text:style-name="P17"><text:span text:style-name="T1">Trebuie ori sa fiu mai bun decat concurenta, ori sa vin cu ceva cu totul nou si sa-mi creez eu propria nisa.</text:span></text:p>
      <text:p text:style-name="P17"><text:span text:style-name="T1">Trebuie sa gasesc audienta si sa o atrag prin diverse mijloace: marketing direct, invitatii, anunturi platitie pe retele de socializare, etc.</text:span></text:p>
      <text:p text:style-name="P17"><text:span text:style-name="T1">Postez regulat pe blog si pe retele.</text:span></text:p>
      <text:h text:style-name="P6" text:outline-level="1"><text:span text:style-name="T5">GameDev Thoughts: How To Continually Market Your Indie Game Via Storytelling</text:span></text:h>
      <text:p text:style-name="P15"><text:span text:style-name="T5">Intotdeauna e bine sa-mi planuiesc strategia de marketing, sa fie ca o poveste. Povestea poate consta in relatarea procesului de dev al echipei, de lansarea primului update, etc.</text:span></text:p>
      <text:p text:style-name="P15"><text:span text:style-name="T5">As putea sa planuiesc niste postari saptamanale consistente, alaturi de niste screenshoturi frumoase.</text:span></text:p>
      <text:p text:style-name="P15"><text:span text:style-name="T5"/></text:p>
      <text:p text:style-name="P12"><text:soft-page-break/><text:span text:style-name="T6">How to get popular YouTubers to make a video on whatever you're working on...</text:span> </text:p>
      <text:list xml:id="list6942472503993949134" text:style-name="L5">
        <text:list-item>
          <text:p text:style-name="P14">Personalizez emailul super mult, doar pt. acel youtuber, pot sa folosec umorul, limbajul lui etc</text:p>
        </text:list-item>
        <text:list-item>
          <text:p text:style-name="P14">Le fac usor accesul la joc, un link, etc</text:p>
        </text:list-item>
        <text:list-item>
          <text:p text:style-name="P14">Am rabdare, poate nu-mi raspunde imediat</text:p>
        </text:list-item>
        <text:list-item>
          <text:p text:style-name="P14">Vin cu ceva nou in pitch-ul meu</text:p>
        </text:list-item>
        <text:list-item>
          <text:p text:style-name="P14">Ma sigur ca emailul e relevant</text:p>
        </text:list-item>
        <text:list-item>
          <text:p text:style-name="P14">Nu am gresli gramaticale DEL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erif Pro" svg:font-family="'Source Serif Pro', serif"/>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8M39S</meta:editing-duration>
    <meta:editing-cycles>11</meta:editing-cycles>
    <meta:generator>OpenOffice/4.1.3$Win32 OpenOffice.org_project/413m1$Build-9783</meta:generator>
    <dc:date>2018-07-03T17:34:38.92</dc:date>
    <meta:document-statistic meta:table-count="0" meta:image-count="0" meta:object-count="0" meta:page-count="3" meta:paragraph-count="53" meta:word-count="688" meta:character-count="3951"/>
    <meta:user-defined meta:name="Info 1"/>
    <meta:user-defined meta:name="Info 2"/>
    <meta:user-defined meta:name="Info 3"/>
    <meta:user-defined meta:name="Info 4"/>
  </office:meta>
</office:document-meta>
</file>